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MU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MU Seri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MU Seri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71136" style:font-name="CMU Serif" fo:font-weight="bold" style:font-weight-asian="bold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color="#071136" style:font-name="CMU Seri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4070a" style:font-name="CMU Serif"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color="#94070a" style:font-name="CMU Serif"/>
    </style:style>
    <style:style style:name="ce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style:font-name="CMU Serif"/>
    </style:style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style:font-name="CMU Serif"/>
    </style:style>
    <style:style style:name="ce16" style:family="table-cell" style:parent-style-name="Default">
      <style:table-cell-properties style:vertical-align="middle"/>
      <style:text-properties style:font-name="CMU Serif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default-cell-style-name="ce4"/>
        <table:table-column table:style-name="co3" table:number-columns-repeated="1002" table:default-cell-style-name="ce4"/>
        <table:table-column table:style-name="co5" table:default-cell-style-name="ce4"/>
        <table:table-column table:style-name="co5" table:number-columns-repeated="2" table:default-cell-style-name="ce16"/>
        <table:table-row table:style-name="ro1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BB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HR</text:p>
          </table:table-cell>
          <table:table-cell table:style-name="ce9" office:value-type="string" calcext:value-type="string">
            <text:p>PW</text:p>
          </table:table-cell>
          <table:table-cell table:style-name="ce9" office:value-type="string" calcext:value-type="string">
            <text:p>POUT</text:p>
          </table:table-cell>
          <table:table-cell table:style-name="ce12" office:value-type="string" calcext:value-type="string">
            <text:p>R/G</text:p>
          </table:table-cell>
          <table:table-cell table:style-name="ce12" office:value-type="string" calcext:value-type="string">
            <text:p>MODEL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1" table:number-rows-spanned="5">
            <text:p>EAST</text:p>
          </table:table-cell>
          <table:table-cell office:value-type="string" calcext:value-type="string">
            <text:p>NEW YORK METS</text:p>
          </table:table-cell>
          <table:table-cell office:value-type="float" office:value="162" calcext:value-type="float">
            <text:p>162</text:p>
          </table:table-cell>
          <table:table-cell office:value-type="float" office:value="5468" calcext:value-type="float">
            <text:p>5468</text:p>
          </table:table-cell>
          <table:table-cell office:value-type="float" office:value="676" calcext:value-type="float">
            <text:p>676</text:p>
          </table:table-cell>
          <table:table-cell office:value-type="float" office:value="1282" calcext:value-type="float">
            <text:p>1282</text:p>
          </table:table-cell>
          <table:table-cell office:value-type="float" office:value="265" calcext:value-type="float">
            <text:p>26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float" office:value="566" calcext:value-type="float">
            <text:p>566</text:p>
          </table:table-cell>
          <table:table-cell table:style-name="ce11" table:formula="of:=([.F2]-([.G2]+[.H2]+[.I2]))/([.D2]+[.J2])" office:value-type="float" office:value="0.134736493205171" calcext:value-type="float">
            <text:p>0,1347</text:p>
          </table:table-cell>
          <table:table-cell table:style-name="ce11" table:formula="of:=[.G2]/([.D2]+[.J2])" office:value-type="float" office:value="0.0439177991382168" calcext:value-type="float">
            <text:p>0,0439</text:p>
          </table:table-cell>
          <table:table-cell table:style-name="ce11" table:formula="of:=[.H2]/([.D2]+[.J2])" office:value-type="float" office:value="0.00563473649320517" calcext:value-type="float">
            <text:p>0,0056</text:p>
          </table:table-cell>
          <table:table-cell table:style-name="ce11" table:formula="of:=[.I2]/([.D2]+[.J2])" office:value-type="float" office:value="0.0281736824660258" calcext:value-type="float">
            <text:p>0,0282</text:p>
          </table:table-cell>
          <table:table-cell table:style-name="ce11" table:formula="of:=[.J2]/([.D2]+[.J2])" office:value-type="float" office:value="0.0938017898574743" calcext:value-type="float">
            <text:p>0,0938</text:p>
          </table:table-cell>
          <table:table-cell table:style-name="ce11" table:formula="of:=1-([.K2]+[.L2]+[.M2]+[.N2]+[.O2])" office:value-type="float" office:value="0.693735498839907" calcext:value-type="float">
            <text:p>0,6937</text:p>
          </table:table-cell>
          <table:table-cell table:style-name="ce10" table:formula="of:=[.E2]/[.C2]" office:value-type="float" office:value="4.17283950617284" calcext:value-type="float">
            <text:p>4,17</text:p>
          </table:table-cell>
          <table:table-cell table:style-name="ce10" office:value-type="float" office:value="3.82329633058882" calcext:value-type="float">
            <text:p>3,82</text:p>
          </table:table-cell>
          <table:table-cell table:style-name="ce13" table:formula="of:=[.Q2]-[.R2]" office:value-type="float" office:value="0.34954317558402" calcext:value-type="float">
            <text:p>0,35</text:p>
          </table:table-cell>
          <table:table-cell table:style-name="ce17" table:formula="of:=[.S2]/[.Q2]" office:value-type="percentage" office:value="0.0837662639713184" calcext:value-type="percentage">
            <text:p>8,38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ATLANTA BRAVES</text:p>
          </table:table-cell>
          <table:table-cell office:value-type="float" office:value="162" calcext:value-type="float">
            <text:p>162</text:p>
          </table:table-cell>
          <table:table-cell office:value-type="float" office:value="5582" calcext:value-type="float">
            <text:p>5582</text:p>
          </table:table-cell>
          <table:table-cell office:value-type="float" office:value="759" calcext:value-type="float">
            <text:p>759</text:p>
          </table:table-cell>
          <table:table-cell office:value-type="float" office:value="1433" calcext:value-type="float">
            <text:p>1433</text:p>
          </table:table-cell>
          <table:table-cell office:value-type="float" office:value="314" calcext:value-type="float">
            <text:p>314</text:p>
          </table:table-cell>
          <table:table-cell office:value-type="float" office:value="29" calcext:value-type="float">
            <text:p>29</text:p>
          </table:table-cell>
          <table:table-cell office:value-type="float" office:value="175" calcext:value-type="float">
            <text:p>175</text:p>
          </table:table-cell>
          <table:table-cell office:value-type="float" office:value="511" calcext:value-type="float">
            <text:p>511</text:p>
          </table:table-cell>
          <table:table-cell table:style-name="ce11" table:formula="of:=([.F3]-([.G3]+[.H3]+[.I3]))/([.D3]+[.J3])" office:value-type="float" office:value="0.150172328902019" calcext:value-type="float">
            <text:p>0,1502</text:p>
          </table:table-cell>
          <table:table-cell table:style-name="ce11" table:formula="of:=[.G3]/([.D3]+[.J3])" office:value-type="float" office:value="0.0515345478417857" calcext:value-type="float">
            <text:p>0,0515</text:p>
          </table:table-cell>
          <table:table-cell table:style-name="ce11" table:formula="of:=[.H3]/([.D3]+[.J3])" office:value-type="float" office:value="0.00475956015099294" calcext:value-type="float">
            <text:p>0,0048</text:p>
          </table:table-cell>
          <table:table-cell table:style-name="ce11" table:formula="of:=[.I3]/([.D3]+[.J3])" office:value-type="float" office:value="0.028721483669785" calcext:value-type="float">
            <text:p>0,0287</text:p>
          </table:table-cell>
          <table:table-cell table:style-name="ce11" table:formula="of:=[.J3]/([.D3]+[.J3])" office:value-type="float" office:value="0.0838667323157722" calcext:value-type="float">
            <text:p>0,0839</text:p>
          </table:table-cell>
          <table:table-cell table:style-name="ce11" table:formula="of:=1-([.K3]+[.L3]+[.M3]+[.N3]+[.O3])" office:value-type="float" office:value="0.680945347119646" calcext:value-type="float">
            <text:p>0,6809</text:p>
          </table:table-cell>
          <table:table-cell table:style-name="ce10" table:formula="of:=[.E3]/[.C3]" office:value-type="float" office:value="4.68518518518519" calcext:value-type="float">
            <text:p>4,69</text:p>
          </table:table-cell>
          <table:table-cell table:style-name="ce10" office:value-type="float" office:value="4.31111311077645" calcext:value-type="float">
            <text:p>4,31</text:p>
          </table:table-cell>
          <table:table-cell table:style-name="ce13" table:formula="of:=[.Q3]-[.R3]" office:value-type="float" office:value="0.374072074408737" calcext:value-type="float">
            <text:p>0,37</text:p>
          </table:table-cell>
          <table:table-cell table:style-name="ce17" table:formula="of:=[.S3]/[.Q3]" office:value-type="percentage" office:value="0.0798414704271612" calcext:value-type="percentage">
            <text:p>7,98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WASHINGTON NATIONALS</text:p>
          </table:table-cell>
          <table:table-cell office:value-type="float" office:value="162" calcext:value-type="float">
            <text:p>162</text:p>
          </table:table-cell>
          <table:table-cell office:value-type="float" office:value="5517" calcext:value-type="float">
            <text:p>5517</text:p>
          </table:table-cell>
          <table:table-cell office:value-type="float" office:value="771" calcext:value-type="float">
            <text:p>771</text:p>
          </table:table-cell>
          <table:table-cell office:value-type="float" office:value="1402" calcext:value-type="float">
            <text:p>1402</text:p>
          </table:table-cell>
          <table:table-cell office:value-type="float" office:value="284" calcext:value-type="float">
            <text:p>284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631" calcext:value-type="float">
            <text:p>631</text:p>
          </table:table-cell>
          <table:table-cell table:style-name="ce11" table:formula="of:=([.F4]-([.G4]+[.H4]+[.I4]))/([.D4]+[.J4])" office:value-type="float" office:value="0.146714378659727" calcext:value-type="float">
            <text:p>0,1467</text:p>
          </table:table-cell>
          <table:table-cell table:style-name="ce11" table:formula="of:=[.G4]/([.D4]+[.J4])" office:value-type="float" office:value="0.0461938841899805" calcext:value-type="float">
            <text:p>0,0462</text:p>
          </table:table-cell>
          <table:table-cell table:style-name="ce11" table:formula="of:=[.H4]/([.D4]+[.J4])" office:value-type="float" office:value="0.00406636304489265" calcext:value-type="float">
            <text:p>0,0041</text:p>
          </table:table-cell>
          <table:table-cell table:style-name="ce11" table:formula="of:=[.I4]/([.D4]+[.J4])" office:value-type="float" office:value="0.0310670136629798" calcext:value-type="float">
            <text:p>0,0311</text:p>
          </table:table-cell>
          <table:table-cell table:style-name="ce11" table:formula="of:=[.J4]/([.D4]+[.J4])" office:value-type="float" office:value="0.10263500325309" calcext:value-type="float">
            <text:p>0,1026</text:p>
          </table:table-cell>
          <table:table-cell table:style-name="ce11" table:formula="of:=1-([.K4]+[.L4]+[.M4]+[.N4]+[.O4])" office:value-type="float" office:value="0.66932335718933" calcext:value-type="float">
            <text:p>0,6693</text:p>
          </table:table-cell>
          <table:table-cell table:style-name="ce10" table:formula="of:=[.E4]/[.C4]" office:value-type="float" office:value="4.75925925925926" calcext:value-type="float">
            <text:p>4,76</text:p>
          </table:table-cell>
          <table:table-cell table:style-name="ce10" office:value-type="float" office:value="4.59721423420003" calcext:value-type="float">
            <text:p>4,60</text:p>
          </table:table-cell>
          <table:table-cell table:style-name="ce13" table:formula="of:=[.Q4]-[.R4]" office:value-type="float" office:value="0.162045025059229" calcext:value-type="float">
            <text:p>0,16</text:p>
          </table:table-cell>
          <table:table-cell table:style-name="ce17" table:formula="of:=[.S4]/[.Q4]" office:value-type="percentage" office:value="0.0340483710241182" calcext:value-type="percentage">
            <text:p>3,40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PHILADELPHIA PHILLIES</text:p>
          </table:table-cell>
          <table:table-cell office:value-type="float" office:value="162" calcext:value-type="float">
            <text:p>162</text:p>
          </table:table-cell>
          <table:table-cell office:value-type="float" office:value="5424" calcext:value-type="float">
            <text:p>5424</text:p>
          </table:table-cell>
          <table:table-cell office:value-type="float" office:value="677" calcext:value-type="float">
            <text:p>677</text:p>
          </table:table-cell>
          <table:table-cell office:value-type="float" office:value="1270" calcext:value-type="float">
            <text:p>1270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582" calcext:value-type="float">
            <text:p>582</text:p>
          </table:table-cell>
          <table:table-cell table:style-name="ce11" table:formula="of:=([.F5]-([.G5]+[.H5]+[.I5]))/([.D5]+[.J5])" office:value-type="float" office:value="0.135364635364635" calcext:value-type="float">
            <text:p>0,1354</text:p>
          </table:table-cell>
          <table:table-cell table:style-name="ce11" table:formula="of:=[.G5]/([.D5]+[.J5])" office:value-type="float" office:value="0.0401265401265401" calcext:value-type="float">
            <text:p>0,0401</text:p>
          </table:table-cell>
          <table:table-cell table:style-name="ce11" table:formula="of:=[.H5]/([.D5]+[.J5])" office:value-type="float" office:value="0.00499500499500499" calcext:value-type="float">
            <text:p>0,0050</text:p>
          </table:table-cell>
          <table:table-cell table:style-name="ce11" table:formula="of:=[.I5]/([.D5]+[.J5])" office:value-type="float" office:value="0.030969030969031" calcext:value-type="float">
            <text:p>0,0310</text:p>
          </table:table-cell>
          <table:table-cell table:style-name="ce11" table:formula="of:=[.J5]/([.D5]+[.J5])" office:value-type="float" office:value="0.0969030969030969" calcext:value-type="float">
            <text:p>0,0969</text:p>
          </table:table-cell>
          <table:table-cell table:style-name="ce11" table:formula="of:=1-([.K5]+[.L5]+[.M5]+[.N5]+[.O5])" office:value-type="float" office:value="0.691641691641692" calcext:value-type="float">
            <text:p>0,6916</text:p>
          </table:table-cell>
          <table:table-cell table:style-name="ce10" table:formula="of:=[.E5]/[.C5]" office:value-type="float" office:value="4.17901234567901" calcext:value-type="float">
            <text:p>4,18</text:p>
          </table:table-cell>
          <table:table-cell table:style-name="ce10" office:value-type="float" office:value="3.93873512203259" calcext:value-type="float">
            <text:p>3,94</text:p>
          </table:table-cell>
          <table:table-cell table:style-name="ce13" table:formula="of:=[.Q5]-[.R5]" office:value-type="float" office:value="0.240277223646419" calcext:value-type="float">
            <text:p>0,24</text:p>
          </table:table-cell>
          <table:table-cell table:style-name="ce17" table:formula="of:=[.S5]/[.Q5]" office:value-type="percentage" office:value="0.0574961746391728" calcext:value-type="percentage">
            <text:p>5,75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MIAMI MARLINS</text:p>
          </table:table-cell>
          <table:table-cell office:value-type="float" office:value="161" calcext:value-type="float">
            <text:p>161</text:p>
          </table:table-cell>
          <table:table-cell office:value-type="float" office:value="5488" calcext:value-type="float">
            <text:p>5488</text:p>
          </table:table-cell>
          <table:table-cell office:value-type="float" office:value="589" calcext:value-type="float">
            <text:p>589</text:p>
          </table:table-cell>
          <table:table-cell office:value-type="float" office:value="1303" calcext:value-type="float">
            <text:p>1303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455" calcext:value-type="float">
            <text:p>455</text:p>
          </table:table-cell>
          <table:table-cell table:style-name="ce11" table:formula="of:=([.F6]-([.G6]+[.H6]+[.I6]))/([.D6]+[.J6])" office:value-type="float" office:value="0.156318357731785" calcext:value-type="float">
            <text:p>0,1563</text:p>
          </table:table-cell>
          <table:table-cell table:style-name="ce11" table:formula="of:=[.G6]/([.D6]+[.J6])" office:value-type="float" office:value="0.0373548712771328" calcext:value-type="float">
            <text:p>0,0374</text:p>
          </table:table-cell>
          <table:table-cell table:style-name="ce11" table:formula="of:=[.H6]/([.D6]+[.J6])" office:value-type="float" office:value="0.00403836446239273" calcext:value-type="float">
            <text:p>0,0040</text:p>
          </table:table-cell>
          <table:table-cell table:style-name="ce11" table:formula="of:=[.I6]/([.D6]+[.J6])" office:value-type="float" office:value="0.0215379437994279" calcext:value-type="float">
            <text:p>0,0215</text:p>
          </table:table-cell>
          <table:table-cell table:style-name="ce11" table:formula="of:=[.J6]/([.D6]+[.J6])" office:value-type="float" office:value="0.0765606595995289" calcext:value-type="float">
            <text:p>0,0766</text:p>
          </table:table-cell>
          <table:table-cell table:style-name="ce11" table:formula="of:=1-([.K6]+[.L6]+[.M6]+[.N6]+[.O6])" office:value-type="float" office:value="0.704189803129732" calcext:value-type="float">
            <text:p>0,7042</text:p>
          </table:table-cell>
          <table:table-cell table:style-name="ce10" table:formula="of:=[.E6]/[.C6]" office:value-type="float" office:value="3.6583850931677" calcext:value-type="float">
            <text:p>3,66</text:p>
          </table:table-cell>
          <table:table-cell table:style-name="ce10" office:value-type="float" office:value="3.30838274226346" calcext:value-type="float">
            <text:p>3,31</text:p>
          </table:table-cell>
          <table:table-cell table:style-name="ce13" table:formula="of:=[.Q6]-[.R6]" office:value-type="float" office:value="0.350002350904237" calcext:value-type="float">
            <text:p>0,35</text:p>
          </table:table-cell>
          <table:table-cell table:style-name="ce17" table:formula="of:=[.S6]/[.Q6]" office:value-type="percentage" office:value="0.095671270790462" calcext:value-type="percentage">
            <text:p>9,57%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1" table:number-rows-spanned="5">
            <text:p>CENTRAL</text:p>
          </table:table-cell>
          <table:table-cell office:value-type="string" calcext:value-type="string">
            <text:p>ST. LOUIS CARDINALS</text:p>
          </table:table-cell>
          <table:table-cell office:value-type="float" office:value="162" calcext:value-type="float">
            <text:p>162</text:p>
          </table:table-cell>
          <table:table-cell office:value-type="float" office:value="5498" calcext:value-type="float">
            <text:p>5498</text:p>
          </table:table-cell>
          <table:table-cell office:value-type="float" office:value="759" calcext:value-type="float">
            <text:p>759</text:p>
          </table:table-cell>
          <table:table-cell office:value-type="float" office:value="1369" calcext:value-type="float">
            <text:p>1369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525" calcext:value-type="float">
            <text:p>525</text:p>
          </table:table-cell>
          <table:table-cell table:style-name="ce11" table:formula="of:=([.F7]-([.G7]+[.H7]+[.I7]))/([.D7]+[.J7])" office:value-type="float" office:value="0.150589407272124" calcext:value-type="float">
            <text:p>0,1506</text:p>
          </table:table-cell>
          <table:table-cell table:style-name="ce11" table:formula="of:=[.G7]/([.D7]+[.J7])" office:value-type="float" office:value="0.0411754939398971" calcext:value-type="float">
            <text:p>0,0412</text:p>
          </table:table-cell>
          <table:table-cell table:style-name="ce11" table:formula="of:=[.H7]/([.D7]+[.J7])" office:value-type="float" office:value="0.00149427195749626" calcext:value-type="float">
            <text:p>0,0015</text:p>
          </table:table-cell>
          <table:table-cell table:style-name="ce11" table:formula="of:=[.I7]/([.D7]+[.J7])" office:value-type="float" office:value="0.0340361945874149" calcext:value-type="float">
            <text:p>0,0340</text:p>
          </table:table-cell>
          <table:table-cell table:style-name="ce11" table:formula="of:=[.J7]/([.D7]+[.J7])" office:value-type="float" office:value="0.0871658641872821" calcext:value-type="float">
            <text:p>0,0872</text:p>
          </table:table-cell>
          <table:table-cell table:style-name="ce11" table:formula="of:=1-([.K7]+[.L7]+[.M7]+[.N7]+[.O7])" office:value-type="float" office:value="0.685538768055786" calcext:value-type="float">
            <text:p>0,6855</text:p>
          </table:table-cell>
          <table:table-cell table:style-name="ce10" table:formula="of:=[.E7]/[.C7]" office:value-type="float" office:value="4.68518518518519" calcext:value-type="float">
            <text:p>4,69</text:p>
          </table:table-cell>
          <table:table-cell table:style-name="ce10" office:value-type="float" office:value="4.23446051892913" calcext:value-type="float">
            <text:p>4,23</text:p>
          </table:table-cell>
          <table:table-cell table:style-name="ce13" table:formula="of:=[.Q7]-[.R7]" office:value-type="float" office:value="0.450724666256056" calcext:value-type="float">
            <text:p>0,45</text:p>
          </table:table-cell>
          <table:table-cell table:style-name="ce17" table:formula="of:=[.S7]/[.Q7]" office:value-type="percentage" office:value="0.0962021026791581" calcext:value-type="percentage">
            <text:p>9,62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MILWAUKEE BREWERS</text:p>
          </table:table-cell>
          <table:table-cell office:value-type="float" office:value="163" calcext:value-type="float">
            <text:p>163</text:p>
          </table:table-cell>
          <table:table-cell office:value-type="float" office:value="5542" calcext:value-type="float">
            <text:p>5542</text:p>
          </table:table-cell>
          <table:table-cell office:value-type="float" office:value="754" calcext:value-type="float">
            <text:p>754</text:p>
          </table:table-cell>
          <table:table-cell office:value-type="float" office:value="1398" calcext:value-type="float">
            <text:p>1398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218" calcext:value-type="float">
            <text:p>218</text:p>
          </table:table-cell>
          <table:table-cell office:value-type="float" office:value="537" calcext:value-type="float">
            <text:p>537</text:p>
          </table:table-cell>
          <table:table-cell table:style-name="ce11" table:formula="of:=([.F8]-([.G8]+[.H8]+[.I8]))/([.D8]+[.J8])" office:value-type="float" office:value="0.148708669189011" calcext:value-type="float">
            <text:p>0,1487</text:p>
          </table:table-cell>
          <table:table-cell table:style-name="ce11" table:formula="of:=[.G8]/([.D8]+[.J8])" office:value-type="float" office:value="0.0414541865438394" calcext:value-type="float">
            <text:p>0,0415</text:p>
          </table:table-cell>
          <table:table-cell table:style-name="ce11" table:formula="of:=[.H8]/([.D8]+[.J8])" office:value-type="float" office:value="0.00394801776607995" calcext:value-type="float">
            <text:p>0,0039</text:p>
          </table:table-cell>
          <table:table-cell table:style-name="ce11" table:formula="of:=[.I8]/([.D8]+[.J8])" office:value-type="float" office:value="0.0358611613752262" calcext:value-type="float">
            <text:p>0,0359</text:p>
          </table:table-cell>
          <table:table-cell table:style-name="ce11" table:formula="of:=[.J8]/([.D8]+[.J8])" office:value-type="float" office:value="0.0883368975160388" calcext:value-type="float">
            <text:p>0,0883</text:p>
          </table:table-cell>
          <table:table-cell table:style-name="ce11" table:formula="of:=1-([.K8]+[.L8]+[.M8]+[.N8]+[.O8])" office:value-type="float" office:value="0.681691067609804" calcext:value-type="float">
            <text:p>0,6817</text:p>
          </table:table-cell>
          <table:table-cell table:style-name="ce10" table:formula="of:=[.E8]/[.C8]" office:value-type="float" office:value="4.62576687116564" calcext:value-type="float">
            <text:p>4,63</text:p>
          </table:table-cell>
          <table:table-cell table:style-name="ce10" office:value-type="float" office:value="4.45448980550915" calcext:value-type="float">
            <text:p>4,45</text:p>
          </table:table-cell>
          <table:table-cell table:style-name="ce13" table:formula="of:=[.Q8]-[.R8]" office:value-type="float" office:value="0.171277065656492" calcext:value-type="float">
            <text:p>0,17</text:p>
          </table:table-cell>
          <table:table-cell table:style-name="ce17" table:formula="of:=[.S8]/[.Q8]" office:value-type="percentage" office:value="0.0370267396578358" calcext:value-type="percentage">
            <text:p>3,70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CHICAGO CUBS</text:p>
          </table:table-cell>
          <table:table-cell office:value-type="float" office:value="163" calcext:value-type="float">
            <text:p>163</text:p>
          </table:table-cell>
          <table:table-cell office:value-type="float" office:value="5624" calcext:value-type="float">
            <text:p>5624</text:p>
          </table:table-cell>
          <table:table-cell office:value-type="float" office:value="761" calcext:value-type="float">
            <text:p>761</text:p>
          </table:table-cell>
          <table:table-cell office:value-type="float" office:value="1453" calcext:value-type="float">
            <text:p>1453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  <table:table-cell office:value-type="float" office:value="167" calcext:value-type="float">
            <text:p>167</text:p>
          </table:table-cell>
          <table:table-cell office:value-type="float" office:value="576" calcext:value-type="float">
            <text:p>576</text:p>
          </table:table-cell>
          <table:table-cell table:style-name="ce11" table:formula="of:=([.F9]-([.G9]+[.H9]+[.I9]))/([.D9]+[.J9])" office:value-type="float" office:value="0.155806451612903" calcext:value-type="float">
            <text:p>0,1558</text:p>
          </table:table-cell>
          <table:table-cell table:style-name="ce11" table:formula="of:=[.G9]/([.D9]+[.J9])" office:value-type="float" office:value="0.0461290322580645" calcext:value-type="float">
            <text:p>0,0461</text:p>
          </table:table-cell>
          <table:table-cell table:style-name="ce11" table:formula="of:=[.H9]/([.D9]+[.J9])" office:value-type="float" office:value="0.00548387096774194" calcext:value-type="float">
            <text:p>0,0055</text:p>
          </table:table-cell>
          <table:table-cell table:style-name="ce11" table:formula="of:=[.I9]/([.D9]+[.J9])" office:value-type="float" office:value="0.0269354838709677" calcext:value-type="float">
            <text:p>0,0269</text:p>
          </table:table-cell>
          <table:table-cell table:style-name="ce11" table:formula="of:=[.J9]/([.D9]+[.J9])" office:value-type="float" office:value="0.0929032258064516" calcext:value-type="float">
            <text:p>0,0929</text:p>
          </table:table-cell>
          <table:table-cell table:style-name="ce11" table:formula="of:=1-([.K9]+[.L9]+[.M9]+[.N9]+[.O9])" office:value-type="float" office:value="0.672741935483871" calcext:value-type="float">
            <text:p>0,6727</text:p>
          </table:table-cell>
          <table:table-cell table:style-name="ce10" table:formula="of:=[.E9]/[.C9]" office:value-type="float" office:value="4.66871165644172" calcext:value-type="float">
            <text:p>4,67</text:p>
          </table:table-cell>
          <table:table-cell table:style-name="ce10" office:value-type="float" office:value="4.40286970702325" calcext:value-type="float">
            <text:p>4,40</text:p>
          </table:table-cell>
          <table:table-cell table:style-name="ce13" table:formula="of:=[.Q9]-[.R9]" office:value-type="float" office:value="0.265841949418466" calcext:value-type="float">
            <text:p>0,27</text:p>
          </table:table-cell>
          <table:table-cell table:style-name="ce17" table:formula="of:=[.S9]/[.Q9]" office:value-type="percentage" office:value="0.0569411797046122" calcext:value-type="percentage">
            <text:p>5,69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CINCINNATI REDS</text:p>
          </table:table-cell>
          <table:table-cell office:value-type="float" office:value="162" calcext:value-type="float">
            <text:p>162</text:p>
          </table:table-cell>
          <table:table-cell office:value-type="float" office:value="5532" calcext:value-type="float">
            <text:p>5532</text:p>
          </table:table-cell>
          <table:table-cell office:value-type="float" office:value="696" calcext:value-type="float">
            <text:p>696</text:p>
          </table:table-cell>
          <table:table-cell office:value-type="float" office:value="1404" calcext:value-type="float">
            <text:p>1404</text:p>
          </table:table-cell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559" calcext:value-type="float">
            <text:p>559</text:p>
          </table:table-cell>
          <table:table-cell table:style-name="ce11" table:formula="of:=([.F10]-([.G10]+[.H10]+[.I10]))/([.D10]+[.J10])" office:value-type="float" office:value="0.156952881300279" calcext:value-type="float">
            <text:p>0,1570</text:p>
          </table:table-cell>
          <table:table-cell table:style-name="ce11" table:formula="of:=[.G10]/([.D10]+[.J10])" office:value-type="float" office:value="0.0412083401740273" calcext:value-type="float">
            <text:p>0,0412</text:p>
          </table:table-cell>
          <table:table-cell table:style-name="ce11" table:formula="of:=[.H10]/([.D10]+[.J10])" office:value-type="float" office:value="0.00410441635199475" calcext:value-type="float">
            <text:p>0,0041</text:p>
          </table:table-cell>
          <table:table-cell table:style-name="ce11" table:formula="of:=[.I10]/([.D10]+[.J10])" office:value-type="float" office:value="0.0282383845017239" calcext:value-type="float">
            <text:p>0,0282</text:p>
          </table:table-cell>
          <table:table-cell table:style-name="ce11" table:formula="of:=[.J10]/([.D10]+[.J10])" office:value-type="float" office:value="0.0917747496306025" calcext:value-type="float">
            <text:p>0,0918</text:p>
          </table:table-cell>
          <table:table-cell table:style-name="ce11" table:formula="of:=1-([.K10]+[.L10]+[.M10]+[.N10]+[.O10])" office:value-type="float" office:value="0.677721228041373" calcext:value-type="float">
            <text:p>0,6777</text:p>
          </table:table-cell>
          <table:table-cell table:style-name="ce10" table:formula="of:=[.E10]/[.C10]" office:value-type="float" office:value="4.2962962962963" calcext:value-type="float">
            <text:p>4,30</text:p>
          </table:table-cell>
          <table:table-cell table:style-name="ce10" office:value-type="float" office:value="4.24988651119928" calcext:value-type="float">
            <text:p>4,25</text:p>
          </table:table-cell>
          <table:table-cell table:style-name="ce13" table:formula="of:=[.Q10]-[.R10]" office:value-type="float" office:value="0.0464097850970164" calcext:value-type="float">
            <text:p>0,05</text:p>
          </table:table-cell>
          <table:table-cell table:style-name="ce17" table:formula="of:=[.S10]/[.Q10]" office:value-type="percentage" office:value="0.0108022775656848" calcext:value-type="percentage">
            <text:p>1,08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PITTSBURGH PIRATES</text:p>
          </table:table-cell>
          <table:table-cell office:value-type="float" office:value="161" calcext:value-type="float">
            <text:p>161</text:p>
          </table:table-cell>
          <table:table-cell office:value-type="float" office:value="5447" calcext:value-type="float">
            <text:p>5447</text:p>
          </table:table-cell>
          <table:table-cell office:value-type="float" office:value="692" calcext:value-type="float">
            <text:p>692</text:p>
          </table:table-cell>
          <table:table-cell office:value-type="float" office:value="1381" calcext:value-type="float">
            <text:p>1381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  <table:table-cell office:value-type="float" office:value="157" calcext:value-type="float">
            <text:p>157</text:p>
          </table:table-cell>
          <table:table-cell office:value-type="float" office:value="474" calcext:value-type="float">
            <text:p>474</text:p>
          </table:table-cell>
          <table:table-cell table:style-name="ce11" table:formula="of:=([.F11]-([.G11]+[.H11]+[.I11]))/([.D11]+[.J11])" office:value-type="float" office:value="0.151325789562574" calcext:value-type="float">
            <text:p>0,1513</text:p>
          </table:table-cell>
          <table:table-cell table:style-name="ce11" table:formula="of:=[.G11]/([.D11]+[.J11])" office:value-type="float" office:value="0.0489782131396724" calcext:value-type="float">
            <text:p>0,0490</text:p>
          </table:table-cell>
          <table:table-cell table:style-name="ce11" table:formula="of:=[.H11]/([.D11]+[.J11])" office:value-type="float" office:value="0.00641783482519845" calcext:value-type="float">
            <text:p>0,0064</text:p>
          </table:table-cell>
          <table:table-cell table:style-name="ce11" table:formula="of:=[.I11]/([.D11]+[.J11])" office:value-type="float" office:value="0.0265157912514778" calcext:value-type="float">
            <text:p>0,0265</text:p>
          </table:table-cell>
          <table:table-cell table:style-name="ce11" table:formula="of:=[.J11]/([.D11]+[.J11])" office:value-type="float" office:value="0.0800540449248438" calcext:value-type="float">
            <text:p>0,0801</text:p>
          </table:table-cell>
          <table:table-cell table:style-name="ce11" table:formula="of:=1-([.K11]+[.L11]+[.M11]+[.N11]+[.O11])" office:value-type="float" office:value="0.686708326296234" calcext:value-type="float">
            <text:p>0,6867</text:p>
          </table:table-cell>
          <table:table-cell table:style-name="ce10" table:formula="of:=[.E11]/[.C11]" office:value-type="float" office:value="4.29813664596273" calcext:value-type="float">
            <text:p>4,30</text:p>
          </table:table-cell>
          <table:table-cell table:style-name="ce10" office:value-type="float" office:value="4.08590875143408" calcext:value-type="float">
            <text:p>4,09</text:p>
          </table:table-cell>
          <table:table-cell table:style-name="ce13" table:formula="of:=[.Q11]-[.R11]" office:value-type="float" office:value="0.212227894528647" calcext:value-type="float">
            <text:p>0,21</text:p>
          </table:table-cell>
          <table:table-cell table:style-name="ce17" table:formula="of:=[.S11]/[.Q11]" office:value-type="percentage" office:value="0.0493767211258847" calcext:value-type="percentage">
            <text:p>4,94%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1" table:number-rows-spanned="5">
            <text:p>WEST</text:p>
          </table:table-cell>
          <table:table-cell office:value-type="string" calcext:value-type="string">
            <text:p>LOS ANGELES DODGERS</text:p>
          </table:table-cell>
          <table:table-cell office:value-type="float" office:value="163" calcext:value-type="float">
            <text:p>163</text:p>
          </table:table-cell>
          <table:table-cell office:value-type="float" office:value="5572" calcext:value-type="float">
            <text:p>5572</text:p>
          </table:table-cell>
          <table:table-cell office:value-type="float" office:value="804" calcext:value-type="float">
            <text:p>804</text:p>
          </table:table-cell>
          <table:table-cell office:value-type="float" office:value="1394" calcext:value-type="float">
            <text:p>1394</text:p>
          </table:table-cell>
          <table:table-cell office:value-type="float" office:value="296" calcext:value-type="float">
            <text:p>296</text:p>
          </table:table-cell>
          <table:table-cell office:value-type="float" office:value="33" calcext:value-type="float">
            <text:p>33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style-name="ce11" table:formula="of:=([.F12]-([.G12]+[.H12]+[.I12]))/([.D12]+[.J12])" office:value-type="float" office:value="0.133461971378035" calcext:value-type="float">
            <text:p>0,1335</text:p>
          </table:table-cell>
          <table:table-cell table:style-name="ce11" table:formula="of:=[.G12]/([.D12]+[.J12])" office:value-type="float" office:value="0.0475960765396366" calcext:value-type="float">
            <text:p>0,0476</text:p>
          </table:table-cell>
          <table:table-cell table:style-name="ce11" table:formula="of:=[.H12]/([.D12]+[.J12])" office:value-type="float" office:value="0.00530631934394597" calcext:value-type="float">
            <text:p>0,0053</text:p>
          </table:table-cell>
          <table:table-cell table:style-name="ce11" table:formula="of:=[.I12]/([.D12]+[.J12])" office:value-type="float" office:value="0.0377874256311304" calcext:value-type="float">
            <text:p>0,0378</text:p>
          </table:table-cell>
          <table:table-cell table:style-name="ce11" table:formula="of:=[.J12]/([.D12]+[.J12])" office:value-type="float" office:value="0.104036018652516" calcext:value-type="float">
            <text:p>0,1040</text:p>
          </table:table-cell>
          <table:table-cell table:style-name="ce11" table:formula="of:=1-([.K12]+[.L12]+[.M12]+[.N12]+[.O12])" office:value-type="float" office:value="0.671812188454735" calcext:value-type="float">
            <text:p>0,6718</text:p>
          </table:table-cell>
          <table:table-cell table:style-name="ce10" table:formula="of:=[.E12]/[.C12]" office:value-type="float" office:value="4.93251533742331" calcext:value-type="float">
            <text:p>4,93</text:p>
          </table:table-cell>
          <table:table-cell table:style-name="ce10" office:value-type="float" office:value="4.80625442351981" calcext:value-type="float">
            <text:p>4,81</text:p>
          </table:table-cell>
          <table:table-cell table:style-name="ce13" table:formula="of:=[.Q12]-[.R12]" office:value-type="float" office:value="0.126260913903499" calcext:value-type="float">
            <text:p>0,13</text:p>
          </table:table-cell>
          <table:table-cell table:style-name="ce17" table:formula="of:=[.S12]/[.Q12]" office:value-type="percentage" office:value="0.0255976728436198" calcext:value-type="percentage">
            <text:p>2,56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ARIZONA DIAMONDBACKS</text:p>
          </table:table-cell>
          <table:table-cell office:value-type="float" office:value="162" calcext:value-type="float">
            <text:p>162</text:p>
          </table:table-cell>
          <table:table-cell office:value-type="float" office:value="5460" calcext:value-type="float">
            <text:p>5460</text:p>
          </table:table-cell>
          <table:table-cell office:value-type="float" office:value="693" calcext:value-type="float">
            <text:p>693</text:p>
          </table:table-cell>
          <table:table-cell office:value-type="float" office:value="1283" calcext:value-type="float">
            <text:p>1283</text:p>
          </table:table-cell>
          <table:table-cell office:value-type="float" office:value="259" calcext:value-type="float">
            <text:p>259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office:value-type="float" office:value="560" calcext:value-type="float">
            <text:p>560</text:p>
          </table:table-cell>
          <table:table-cell table:style-name="ce11" table:formula="of:=([.F13]-([.G13]+[.H13]+[.I13]))/([.D13]+[.J13])" office:value-type="float" office:value="0.132558139534884" calcext:value-type="float">
            <text:p>0,1326</text:p>
          </table:table-cell>
          <table:table-cell table:style-name="ce11" table:formula="of:=[.G13]/([.D13]+[.J13])" office:value-type="float" office:value="0.0430232558139535" calcext:value-type="float">
            <text:p>0,0430</text:p>
          </table:table-cell>
          <table:table-cell table:style-name="ce11" table:formula="of:=[.H13]/([.D13]+[.J13])" office:value-type="float" office:value="0.00830564784053156" calcext:value-type="float">
            <text:p>0,0083</text:p>
          </table:table-cell>
          <table:table-cell table:style-name="ce11" table:formula="of:=[.I13]/([.D13]+[.J13])" office:value-type="float" office:value="0.0292358803986711" calcext:value-type="float">
            <text:p>0,0292</text:p>
          </table:table-cell>
          <table:table-cell table:style-name="ce11" table:formula="of:=[.J13]/([.D13]+[.J13])" office:value-type="float" office:value="0.0930232558139535" calcext:value-type="float">
            <text:p>0,0930</text:p>
          </table:table-cell>
          <table:table-cell table:style-name="ce11" table:formula="of:=1-([.K13]+[.L13]+[.M13]+[.N13]+[.O13])" office:value-type="float" office:value="0.693853820598007" calcext:value-type="float">
            <text:p>0,6939</text:p>
          </table:table-cell>
          <table:table-cell table:style-name="ce10" table:formula="of:=[.E13]/[.C13]" office:value-type="float" office:value="4.27777777777778" calcext:value-type="float">
            <text:p>4,28</text:p>
          </table:table-cell>
          <table:table-cell table:style-name="ce10" office:value-type="float" office:value="3.90015391150043" calcext:value-type="float">
            <text:p>3,90</text:p>
          </table:table-cell>
          <table:table-cell table:style-name="ce13" table:formula="of:=[.Q13]-[.R13]" office:value-type="float" office:value="0.377623866277347" calcext:value-type="float">
            <text:p>0,38</text:p>
          </table:table-cell>
          <table:table-cell table:style-name="ce17" table:formula="of:=[.S13]/[.Q13]" office:value-type="percentage" office:value="0.0882757089998994" calcext:value-type="percentage">
            <text:p>8,83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SAN FRANCISCO GIANTS</text:p>
          </table:table-cell>
          <table:table-cell office:value-type="float" office:value="162" calcext:value-type="float">
            <text:p>162</text:p>
          </table:table-cell>
          <table:table-cell office:value-type="float" office:value="5541" calcext:value-type="float">
            <text:p>5541</text:p>
          </table:table-cell>
          <table:table-cell office:value-type="float" office:value="603" calcext:value-type="float">
            <text:p>603</text:p>
          </table:table-cell>
          <table:table-cell office:value-type="float" office:value="1324" calcext:value-type="float">
            <text:p>1324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448" calcext:value-type="float">
            <text:p>448</text:p>
          </table:table-cell>
          <table:table-cell table:style-name="ce11" table:formula="of:=([.F14]-([.G14]+[.H14]+[.I14]))/([.D14]+[.J14])" office:value-type="float" office:value="0.151277341793288" calcext:value-type="float">
            <text:p>0,1513</text:p>
          </table:table-cell>
          <table:table-cell table:style-name="ce11" table:formula="of:=[.G14]/([.D14]+[.J14])" office:value-type="float" office:value="0.0425780597762565" calcext:value-type="float">
            <text:p>0,0426</text:p>
          </table:table-cell>
          <table:table-cell table:style-name="ce11" table:formula="of:=[.H14]/([.D14]+[.J14])" office:value-type="float" office:value="0.005009183503089" calcext:value-type="float">
            <text:p>0,0050</text:p>
          </table:table-cell>
          <table:table-cell table:style-name="ce11" table:formula="of:=[.I14]/([.D14]+[.J14])" office:value-type="float" office:value="0.0222073801970279" calcext:value-type="float">
            <text:p>0,0222</text:p>
          </table:table-cell>
          <table:table-cell table:style-name="ce11" table:formula="of:=[.J14]/([.D14]+[.J14])" office:value-type="float" office:value="0.0748038069794623" calcext:value-type="float">
            <text:p>0,0748</text:p>
          </table:table-cell>
          <table:table-cell table:style-name="ce11" table:formula="of:=1-([.K14]+[.L14]+[.M14]+[.N14]+[.O14])" office:value-type="float" office:value="0.704124227750877" calcext:value-type="float">
            <text:p>0,7041</text:p>
          </table:table-cell>
          <table:table-cell table:style-name="ce10" table:formula="of:=[.E14]/[.C14]" office:value-type="float" office:value="3.72222222222222" calcext:value-type="float">
            <text:p>3,72</text:p>
          </table:table-cell>
          <table:table-cell table:style-name="ce10" office:value-type="float" office:value="3.40410262315801" calcext:value-type="float">
            <text:p>3,40</text:p>
          </table:table-cell>
          <table:table-cell table:style-name="ce13" table:formula="of:=[.Q14]-[.R14]" office:value-type="float" office:value="0.318119599064207" calcext:value-type="float">
            <text:p>0,32</text:p>
          </table:table-cell>
          <table:table-cell table:style-name="ce17" table:formula="of:=[.S14]/[.Q14]" office:value-type="percentage" office:value="0.0854649669127722" calcext:value-type="percentage">
            <text:p>8,55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SAN DIEGO PADRES</text:p>
          </table:table-cell>
          <table:table-cell office:value-type="float" office:value="162" calcext:value-type="float">
            <text:p>162</text:p>
          </table:table-cell>
          <table:table-cell office:value-type="float" office:value="5486" calcext:value-type="float">
            <text:p>5486</text:p>
          </table:table-cell>
          <table:table-cell office:value-type="float" office:value="617" calcext:value-type="float">
            <text:p>617</text:p>
          </table:table-cell>
          <table:table-cell office:value-type="float" office:value="1289" calcext:value-type="float">
            <text:p>1289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471" calcext:value-type="float">
            <text:p>471</text:p>
          </table:table-cell>
          <table:table-cell table:style-name="ce11" table:formula="of:=([.F15]-([.G15]+[.H15]+[.I15]))/([.D15]+[.J15])" office:value-type="float" office:value="0.142185663924794" calcext:value-type="float">
            <text:p>0,1422</text:p>
          </table:table-cell>
          <table:table-cell table:style-name="ce11" table:formula="of:=[.G15]/([.D15]+[.J15])" office:value-type="float" office:value="0.0419674332717811" calcext:value-type="float">
            <text:p>0,0420</text:p>
          </table:table-cell>
          <table:table-cell table:style-name="ce11" table:formula="of:=[.H15]/([.D15]+[.J15])" office:value-type="float" office:value="0.00503609199261373" calcext:value-type="float">
            <text:p>0,0050</text:p>
          </table:table-cell>
          <table:table-cell table:style-name="ce11" table:formula="of:=[.I15]/([.D15]+[.J15])" office:value-type="float" office:value="0.0271948967601141" calcext:value-type="float">
            <text:p>0,0272</text:p>
          </table:table-cell>
          <table:table-cell table:style-name="ce11" table:formula="of:=[.J15]/([.D15]+[.J15])" office:value-type="float" office:value="0.0790666442840356" calcext:value-type="float">
            <text:p>0,0791</text:p>
          </table:table-cell>
          <table:table-cell table:style-name="ce11" table:formula="of:=1-([.K15]+[.L15]+[.M15]+[.N15]+[.O15])" office:value-type="float" office:value="0.704549269766661" calcext:value-type="float">
            <text:p>0,7045</text:p>
          </table:table-cell>
          <table:table-cell table:style-name="ce10" table:formula="of:=[.E15]/[.C15]" office:value-type="float" office:value="3.80864197530864" calcext:value-type="float">
            <text:p>3,81</text:p>
          </table:table-cell>
          <table:table-cell table:style-name="ce10" office:value-type="float" office:value="3.56191929289821" calcext:value-type="float">
            <text:p>3,56</text:p>
          </table:table-cell>
          <table:table-cell table:style-name="ce13" table:formula="of:=[.Q15]-[.R15]" office:value-type="float" office:value="0.246722682410425" calcext:value-type="float">
            <text:p>0,25</text:p>
          </table:table-cell>
          <table:table-cell table:style-name="ce17" table:formula="of:=[.S15]/[.Q15]" office:value-type="percentage" office:value="0.0647796994335314" calcext:value-type="percentage">
            <text:p>6,48%</text:p>
          </table:table-cell>
          <table:table-cell table:number-columns-repeated="1004"/>
        </table:table-row>
        <table:table-row table:style-name="ro2">
          <table:covered-table-cell table:style-name="ce2"/>
          <table:table-cell office:value-type="string" calcext:value-type="string">
            <text:p>COLORADO ROCKIES</text:p>
          </table:table-cell>
          <table:table-cell office:value-type="float" office:value="163" calcext:value-type="float">
            <text:p>163</text:p>
          </table:table-cell>
          <table:table-cell office:value-type="float" office:value="5541" calcext:value-type="float">
            <text:p>5541</text:p>
          </table:table-cell>
          <table:table-cell office:value-type="float" office:value="780" calcext:value-type="float">
            <text:p>780</text:p>
          </table:table-cell>
          <table:table-cell office:value-type="float" office:value="1418" calcext:value-type="float">
            <text:p>1418</text:p>
          </table:table-cell>
          <table:table-cell office:value-type="float" office:value="280" calcext:value-type="float">
            <text:p>280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507" calcext:value-type="float">
            <text:p>507</text:p>
          </table:table-cell>
          <table:table-cell table:style-name="ce11" table:formula="of:=([.F16]-([.G16]+[.H16]+[.I16]))/([.D16]+[.J16])" office:value-type="float" office:value="0.146494708994709" calcext:value-type="float">
            <text:p>0,1465</text:p>
          </table:table-cell>
          <table:table-cell table:style-name="ce11" table:formula="of:=[.G16]/([.D16]+[.J16])" office:value-type="float" office:value="0.0462962962962963" calcext:value-type="float">
            <text:p>0,0463</text:p>
          </table:table-cell>
          <table:table-cell table:style-name="ce11" table:formula="of:=[.H16]/([.D16]+[.J16])" office:value-type="float" office:value="0.00694444444444444" calcext:value-type="float">
            <text:p>0,0069</text:p>
          </table:table-cell>
          <table:table-cell table:style-name="ce11" table:formula="of:=[.I16]/([.D16]+[.J16])" office:value-type="float" office:value="0.0347222222222222" calcext:value-type="float">
            <text:p>0,0347</text:p>
          </table:table-cell>
          <table:table-cell table:style-name="ce11" table:formula="of:=[.J16]/([.D16]+[.J16])" office:value-type="float" office:value="0.0838293650793651" calcext:value-type="float">
            <text:p>0,0838</text:p>
          </table:table-cell>
          <table:table-cell table:style-name="ce11" table:formula="of:=1-([.K16]+[.L16]+[.M16]+[.N16]+[.O16])" office:value-type="float" office:value="0.681712962962963" calcext:value-type="float">
            <text:p>0,6817</text:p>
          </table:table-cell>
          <table:table-cell table:style-name="ce10" table:formula="of:=[.E16]/[.C16]" office:value-type="float" office:value="4.78527607361963" calcext:value-type="float">
            <text:p>4,79</text:p>
          </table:table-cell>
          <table:table-cell table:style-name="ce10" office:value-type="float" office:value="4.51487744358244" calcext:value-type="float">
            <text:p>4,51</text:p>
          </table:table-cell>
          <table:table-cell table:style-name="ce13" table:formula="of:=[.Q16]-[.R16]" office:value-type="float" office:value="0.270398630037189" calcext:value-type="float">
            <text:p>0,27</text:p>
          </table:table-cell>
          <table:table-cell table:style-name="ce17" table:formula="of:=[.S16]/[.Q16]" office:value-type="percentage" office:value="0.0565063803795664" calcext:value-type="percentage">
            <text:p>5,65%</text:p>
          </table:table-cell>
          <table:table-cell table:number-columns-repeated="1004"/>
        </table:table-row>
        <table:table-row table:style-name="ro2">
          <table:table-cell table:number-columns-repeated="16"/>
          <table:table-cell table:style-name="ce13" table:formula="of:=([.Q2]+[.Q3]+[.Q4]+[.Q5]+[.Q6]+[.Q7]+[.Q8]+[.Q9]+[.Q10]+[.Q11]+[.Q12]+[.Q13]+[.Q14]+[.Q15]+[.Q16])/15" office:value-type="float" office:value="4.37034742872448" calcext:value-type="float">
            <text:p>4,37</text:p>
          </table:table-cell>
          <table:table-cell table:style-name="ce13" table:formula="of:=([.R2]+[.R3]+[.R4]+[.R5]+[.R6]+[.R7]+[.R8]+[.R9]+[.R10]+[.R11]+[.R12]+[.R13]+[.R14]+[.R15]+[.R16])/15" office:value-type="float" office:value="4.10624430190768" calcext:value-type="float">
            <text:p>4,11</text:p>
          </table:table-cell>
          <table:table-cell table:style-name="ce13" table:formula="of:=([.S2]+[.S3]+[.S4]+[.S5]+[.S6]+[.S7]+[.S8]+[.S9]+[.S10]+[.S11]+[.S12]+[.S13]+[.S14]+[.S15]+[.S16])/15" office:value-type="float" office:value="0.264103126816799" calcext:value-type="float">
            <text:p>0,26</text:p>
          </table:table-cell>
          <table:table-cell table:style-name="ce17" table:formula="of:=([.T2]+[.T3]+[.T4]+[.T5]+[.T6]+[.T7]+[.T8]+[.T9]+[.T10]+[.T11]+[.T12]+[.T13]+[.T14]+[.T15]+[.T16])/15" office:value-type="percentage" office:value="0.0614531333436532" calcext:value-type="percentage">
            <text:p>6,15%</text:p>
          </table:table-cell>
          <table:table-cell table:number-columns-repeated="100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TML_1" table:base-cell-address="$Foglio1.$A$1" table:cell-range-address="$Foglio1.$A$1:.$J$1"/>
        <table:named-range table:name="HTML_all" table:base-cell-address="$Foglio1.$A$1" table:cell-range-address="$Foglio1.$A$1:.$J$1"/>
        <table:named-range table:name="HTML_tables" table:base-cell-address="$Foglio1.$A$1" table:cell-range-address="$Foglio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3" loext:min-decimal-places="13" number:min-integer-digits="1"/>
    </number:number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4" loext:min-decimal-places="4" number:min-integer-digits="1" number:grouping="true"/>
    </number:number-style>
    <number:number-style style:name="N108">
      <number:number number:decimal-places="7" loext:min-decimal-places="7" number:min-integer-digits="0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00:50:25.29693966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02:02:19.238477554</dc:date>
    <meta:editing-duration>PT1H2M3S</meta:editing-duration>
    <meta:editing-cycles>9</meta:editing-cycles>
    <meta:generator>LibreOffice/6.0.7.3$Linux_X86_64 LibreOffice_project/00m0$Build-3</meta:generator>
    <meta:document-statistic meta:table-count="1" meta:cell-count="312" meta:object-count="0"/>
  </office:meta>
</office:document-meta>
</file>